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4pt" officeooo:rsid="0018f308" officeooo:paragraph-rsid="0018f308" style:font-size-asian="24pt" style:font-size-complex="24pt"/>
    </style:style>
    <style:style style:name="P2" style:family="paragraph" style:parent-style-name="Standard">
      <style:text-properties fo:font-size="24pt" fo:font-weight="bold" officeooo:rsid="0018f308" officeooo:paragraph-rsid="0018f308"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24pt" fo:font-weight="bold" officeooo:rsid="0018f308" officeooo:paragraph-rsid="0018f308"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24pt" fo:font-weight="bold" officeooo:rsid="0018f308" officeooo:paragraph-rsid="0019fa24" style:font-size-asian="24pt" style:font-weight-asian="bold" style:font-size-complex="2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troduction</text:p>
      <text:p text:style-name="P1"/>
      <text:p text:style-name="P1">This document contains design diagrams, notes, snapshots, and descriptions of a Rotating Compost Bin built during July and August 2020. The project used many materials that were available on-hand, and some materials that were purchased.</text:p>
      <text:p text:style-name="P1"/>
      <text:p text:style-name="P1">You are responsible for your own safety when using power tools. The author expects you to be familiar with the use of the various power tools mentioned in this document, and to use them responsibly. There are no power tool safety instructions in this document. </text:p>
      <text:p text:style-name="P1"/>
      <text:p text:style-name="P1">Furthermore, the author is not responsible for any injuries or damage to personal property that you may incur when following these build notes. </text:p>
      <text:p text:style-name="P4"/>
      <text:p text:style-name="P4">Safety First!</text:p>
      <text:p text:style-name="P1"/>
      <text:p text:style-name="P1">Please read the entire document before you begin this projec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5T15:29:00.321603888</meta:creation-date>
    <dc:date>2020-08-15T15:40:58.729676925</dc:date>
    <meta:editing-duration>PT1M36S</meta:editing-duration>
    <meta:editing-cycles>2</meta:editing-cycles>
    <meta:generator>LibreOffice/6.1.5.2$Linux_X86_64 LibreOffice_project/10$Build-2</meta:generator>
    <meta:document-statistic meta:table-count="0" meta:image-count="0" meta:object-count="0" meta:page-count="1" meta:paragraph-count="6" meta:word-count="116" meta:character-count="728" meta:non-whitespace-character-count="616"/>
  </office:meta>
</office:document-meta>
</file>